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25cm"/>
    </style:style>
    <style:style style:name="co3" style:family="table-column">
      <style:table-column-properties fo:break-before="auto" style:column-width="2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TESTE COM SUBGRUPO B1</text:p>
          </table:table-cell>
          <table:table-cell office:value-type="string" calcext:value-type="string">
            <text:p>Situação 29/05</text:p>
          </table:table-cell>
          <table:table-cell office:value-type="string" calcext:value-type="string">
            <text:p>RE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 office:value-type="string" calcext:value-type="string">
            <text:p>Erro – 1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 office:value-type="string" calcext:value-type="string">
            <text:p>Erro – 2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 office:value-type="string" calcext:value-type="string">
            <text:p>Erro – 3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 office:value-type="string" calcext:value-type="string">
            <text:p>Erro – <text:s/>4,5,6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 office:value-type="string" calcext:value-type="string">
            <text:p>Erro – 7,8,9,10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 office:value-type="string" calcext:value-type="string">
            <text:p>Erro –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 office:value-type="string" calcext:value-type="string">
            <text:p>Erro -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 office:value-type="string" calcext:value-type="string">
            <text:p>ok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 office:value-type="string" calcext:value-type="string">
            <text:p>Erro-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 office:value-type="string" calcext:value-type="string">
            <text:p>Erro 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B2 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OS TESTES USANDO SUBGRUPO 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O TESTE OBRIGATORIAMENTE COM O TIPO DO SUBGRUPO B3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3 H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BRIGATORIAMENTE REFAZER O TESTE COM O SUBGRUPO a3 modalidade oros azul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4 H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ESTE <text:s/>a4 oros azul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A4 OROS VERD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ESTE SUBGRUPO A4 <text:s/>MODALIDADE OROS VERDE 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table table:name="RATE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EFAZER TODOS OS TESTES INCLUINDO RATEIOS (B1,B2,B3,A3HA, A4HA, A4HV)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lidade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negócio com todos os campos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1.1 verificar se cadastrou o cliente corretamente com todos os dados no cadastro de clientes.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1.2 verificar se os dados da proposta foram salvos corretamente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1.3 verificar se todos os dados do dimensionamento foram salvos corretamente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1.4 verificar se todos os produtos incluídos na proposta aparecem na lista de produtos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1.5 verificar se todos os rateios incluídos na proposta 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Verificar se é possível alterar os dados do cliente e se os dados são alterados.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é possível alterar o status da proposta 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Verificar se é possível imprimir uma proposta.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Verificar se é possível alterar os valores da proposta. 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Verificar se é possível alterar os dados do dimensionamento.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Verificar se é possível alterar os produtos de uma propost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alterar os rateios de uma proposta,ç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é possível incluir um negócio apenas com: nome, cidade e esta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as, tipo de ligação, tipos de telhados, tipo de sistema, cip, bandeira, fator de sim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grupo, grupo, modalidade, geração desejada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uto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1 Verificar se ao selecionar produto do tipo placa e selecionar uma placa e verificar se 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idade de placas está sendo calculada igual a planilha 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potência do sistema está sendo calculada corretamente de acordo com a planilh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 geração de orçamen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preço do kit está sendo calculado corretamente: o valor deve ser igual ao nume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 itens x o valor do item de todos os itens na lista de item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valor da comissão está de acordo com a planilha, como preço de custo e valo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 do proje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impressão do orçamento está funcionando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área necessária, peso do sistema, e porcentagem atingida estão d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ordo com a planilha de geração de orçamento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s campos garantia estão de acordo com o cadastro dos produtos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o campo o payback está sendo calculado corretamente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ificar se a sugestão de pagamento está sendo calculada corretament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29T16:44:11.798000000</dc:date>
    <meta:editing-duration>PT2H48M52S</meta:editing-duration>
    <meta:editing-cycles>10</meta:editing-cycles>
    <meta:generator>LibreOffice/7.5.2.2$Windows_X86_64 LibreOffice_project/53bb9681a964705cf672590721dbc85eb4d0c3a2</meta:generator>
    <meta:document-statistic meta:table-count="7" meta:cell-count="368" meta:object-count="0"/>
  </office:meta>
</office:document-meta>
</file>